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Hiragino Sans"/>
    </style:style>
    <style:style style:name="ce2" style:family="table-cell" style:parent-style-name="Default">
      <style:text-properties style:font-name="Hiragino Sans"/>
    </style:style>
    <style:style style:name="gr1" style:family="graphic">
      <style:graphic-properties draw:stroke="none" svg:stroke-color="#000000" draw:fill="solid" draw:fill-color="#ffffff" fo:min-height="51.76mm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text-properties style:font-name="Hiragino Sans" style:font-name-asian="Hiragino Sans"/>
    </style:style>
    <style:style style:name="P2" style:family="paragraph">
      <loext:graphic-properties draw:fill="solid" draw:fill-color="#ffffff"/>
      <style:text-properties style:font-name="Hiragino Sans" style:font-name-asian="Hiragino Sans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65.77mm" svg:height="51.76mm" svg:x="8.17mm" svg:y="83.36mm">
            <draw:text-box>
              <text:p text:style-name="P1"><text:span text:style-name="T1">G(tau)</text:span><text:span text:style-name="T1">の値</text:span></text:p>
              <text:p text:style-name="P1"><text:span text:style-name="T1"/></text:p>
              <text:p text:style-name="P1"><text:span text:style-name="T1">ワイブル分布</text:span></text:p>
            </draw:text-box>
          </draw:frame>
          <draw:frame draw:z-index="1" draw:style-name="gr2" draw:text-style-name="P3" svg:width="159.99mm" svg:height="89.99mm" svg:x="126mm" svg:y="155.93mm">
            <draw:object draw:notify-on-update-of-ranges="Sheet1.A1:Sheet1.A15 Sheet1.B1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856579" calcext:value-type="float">
            <text:p>0.018565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565792364891" calcext:value-type="float">
            <text:p>0.01856579236489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225408" calcext:value-type="float">
            <text:p>0.072254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72254077726" calcext:value-type="float">
            <text:p>0.07225407772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7564" calcext:value-type="float">
            <text:p>0.1275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2756403823102" calcext:value-type="float">
            <text:p>0.1275640382310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51393" calcext:value-type="float">
            <text:p>0.16513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6513934375961" calcext:value-type="float">
            <text:p>0.1651393437596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4422" calcext:value-type="float">
            <text:p>0.1744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7442195186579" calcext:value-type="float">
            <text:p>0.1744219518657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60704" calcext:value-type="float">
            <text:p>0.15607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5607041525348" calcext:value-type="float">
            <text:p>0.1560704152534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01774" calcext:value-type="float">
            <text:p>0.12017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2017743929966" calcext:value-type="float">
            <text:p>0.1201774392996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017221" calcext:value-type="float">
            <text:p>0.080172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8017220540318" calcext:value-type="float">
            <text:p>0.0801722054031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645045" calcext:value-type="float">
            <text:p>0.046450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46450447096274" calcext:value-type="float">
            <text:p>0.04645044709627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37892" calcext:value-type="float">
            <text:p>0.023378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3378924539486" calcext:value-type="float">
            <text:p>0.02337892453948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021168" calcext:value-type="float">
            <text:p>0.010211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10211684476818" calcext:value-type="float">
            <text:p>0.01021168447681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864299" calcext:value-type="float">
            <text:p>0.0038642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38642992095" calcext:value-type="float">
            <text:p>0.0038642992095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264231" calcext:value-type="float">
            <text:p>0.0012642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12642305777757" calcext:value-type="float">
            <text:p>0.00126423057777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3567299" calcext:value-type="float">
            <text:p>0.00035672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035672993442126" calcext:value-type="float">
            <text:p>0.000356729934421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2" draw:text-style-name="P3" svg:width="159.99mm" svg:height="89.99mm" svg:x="165.27mm" svg:y="15.94mm">
            <draw:object draw:notify-on-update-of-ranges="Sheet2.A1:Sheet2.A81 Sheet2.B1:Sheet2.B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3" svg:width="159.99mm" svg:height="89.99mm" svg:x="113.89mm" svg:y="217.75mm">
            <draw:object draw:notify-on-update-of-ranges="Sheet2.D10:Sheet2.D80 Sheet2.E10:Sheet2.E8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670996344689" calcext:value-type="float">
            <text:p>1.36709963446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.635404705603" calcext:value-type="float">
            <text:p>73.63540470560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68961410565" calcext:value-type="float">
            <text:p>1.8689614105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.142258519916" calcext:value-type="float">
            <text:p>19.14225851991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550564612199" calcext:value-type="float">
            <text:p>2.55505646121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.787939126447" calcext:value-type="float">
            <text:p>9.78793912644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930167541811" calcext:value-type="float">
            <text:p>3.49301675418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.6914898557733" calcext:value-type="float">
            <text:p>6.691489855773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753019278348" calcext:value-type="float">
            <text:p>4.77530192783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3772287827291" calcext:value-type="float">
            <text:p>5.377228782729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5283135200216" calcext:value-type="float">
            <text:p>6.52831352002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764716049285" calcext:value-type="float">
            <text:p>4.76471604928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9248550269199" calcext:value-type="float">
            <text:p>8.92485502691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.4774467410714" calcext:value-type="float">
            <text:p>4.477446741071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0116604499" calcext:value-type="float">
            <text:p>12.201166044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3494819606969" calcext:value-type="float">
            <text:p>4.349481960696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6802096402" calcext:value-type="float">
            <text:p>16.68020964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297430278765" calcext:value-type="float">
            <text:p>4.297430278765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803508501983" calcext:value-type="float">
            <text:p>22.80350850198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.2785794132978" calcext:value-type="float">
            <text:p>4.2785794132978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.174668137669" calcext:value-type="float">
            <text:p>31.1746681376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2725913483473" calcext:value-type="float">
            <text:p>4.272591348347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.618877415697" calcext:value-type="float">
            <text:p>42.61887741569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.2709367856068" calcext:value-type="float">
            <text:p>4.270936785606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.264251736474" calcext:value-type="float">
            <text:p>58.26425173647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.2705410271909" calcext:value-type="float">
            <text:p>4.2705410271909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.653037251538" calcext:value-type="float">
            <text:p>79.6530372515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2704593511451" calcext:value-type="float">
            <text:p>4.270459351145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8.89363811092" calcext:value-type="float">
            <text:p>108.893638110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.2704448477259" calcext:value-type="float">
            <text:p>4.270444847725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8.86845285742" calcext:value-type="float">
            <text:p>148.868452857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2704426376427" calcext:value-type="float">
            <text:p>4.270442637642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.51800748533" calcext:value-type="float">
            <text:p>203.518007485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2704423493921" calcext:value-type="float">
            <text:p>4.270442349392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8.22939364104" calcext:value-type="float">
            <text:p>278.2293936410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2704423172984" calcext:value-type="float">
            <text:p>4.2704423172984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0.36730234517" calcext:value-type="float">
            <text:p>380.367302345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270442314256" calcext:value-type="float">
            <text:p>4.270442314256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.8145305701438" calcext:value-type="float">
            <text:p>2.8145305701438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8.52915552352" calcext:value-type="float">
            <text:p>468.5291555235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8923956090437" calcext:value-type="float">
            <text:p>1.8923956090437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2.15301841458" calcext:value-type="float">
            <text:p>422.153018414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3421345147095" calcext:value-type="float">
            <text:p>1.3421345147095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0.36730234517" calcext:value-type="float">
            <text:p>380.3673023451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.0166812806135" calcext:value-type="float">
            <text:p>1.0166812806135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2.71763645488" calcext:value-type="float">
            <text:p>342.7176364548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8224574419171" calcext:value-type="float">
            <text:p>0.822457441917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8.79462459851" calcext:value-type="float">
            <text:p>308.794624598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0603524055259" calcext:value-type="float">
            <text:p>0.70603524055259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8.22939364104" calcext:value-type="float">
            <text:p>278.2293936410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63707410594444" calcext:value-type="float">
            <text:p>0.63707410594444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.68958239318" calcext:value-type="float">
            <text:p>250.6895823931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59760324906016" calcext:value-type="float">
            <text:p>0.5976032490601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5.87572757158" calcext:value-type="float">
            <text:p>225.8757275715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57630877232852" calcext:value-type="float">
            <text:p>0.57630877232852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51800748533" calcext:value-type="float">
            <text:p>203.518007485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56573839704286" calcext:value-type="float">
            <text:p>0.5657383970428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3.37330804025" calcext:value-type="float">
            <text:p>183.373308040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561010351358" calcext:value-type="float">
            <text:p>0.56101035135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5.22257915703" calcext:value-type="float">
            <text:p>165.2225791570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5913521985618" calcext:value-type="float">
            <text:p>0.55913521985618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8.86845285742" calcext:value-type="float">
            <text:p>148.8684528574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55848328508574" calcext:value-type="float">
            <text:p>0.55848328508574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.13309711804" calcext:value-type="float">
            <text:p>134.1330971180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55828609499071" calcext:value-type="float">
            <text:p>0.5582860949907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0.85628215475" calcext:value-type="float">
            <text:p>120.856282154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55823447849218" calcext:value-type="float">
            <text:p>0.55823447849218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.89363811092" calcext:value-type="float">
            <text:p>108.8936381109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55822283263462" calcext:value-type="float">
            <text:p>0.55822283263462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.115085203829" calcext:value-type="float">
            <text:p>98.11508520382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5582205755817" calcext:value-type="float">
            <text:p>0.5582205755817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.403419258977" calcext:value-type="float">
            <text:p>88.40341925897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55822020102339" calcext:value-type="float">
            <text:p>0.55822020102339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.653037251538" calcext:value-type="float">
            <text:p>79.65303725153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55822014796141" calcext:value-type="float">
            <text:p>0.55822014796141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1.76878899682" calcext:value-type="float">
            <text:p>71.7687889968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55822014156327" calcext:value-type="float">
            <text:p>0.55822014156327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664942503126" calcext:value-type="float">
            <text:p>64.66494250312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55822014090851" calcext:value-type="float">
            <text:p>0.55822014090851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8.264251736474" calcext:value-type="float">
            <text:p>58.26425173647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5582201408518" calcext:value-type="float">
            <text:p>0.558220140851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.497116660192" calcext:value-type="float">
            <text:p>52.49711666019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5822014084765" calcext:value-type="float">
            <text:p>0.55822014084765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.300826415807" calcext:value-type="float">
            <text:p>47.30082641580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5582201408474" calcext:value-type="float">
            <text:p>0.5582201408474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618877415697" calcext:value-type="float">
            <text:p>42.61887741569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.400358932571" calcext:value-type="float">
            <text:p>38.40035893257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.599399504764" calcext:value-type="float">
            <text:p>34.59939950476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.174668137669" calcext:value-type="float">
            <text:p>31.17466813766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.088924877439" calcext:value-type="float">
            <text:p>28.08892487743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30861586998" calcext:value-type="float">
            <text:p>25.3086158699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803508501983" calcext:value-type="float">
            <text:p>22.80350850198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.546362656553" calcext:value-type="float">
            <text:p>20.54636265655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512634508759" calcext:value-type="float">
            <text:p>18.51263450875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.680209640201" calcext:value-type="float">
            <text:p>16.68020964020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029162570535" calcext:value-type="float">
            <text:p>15.02916257053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541540091151" calcext:value-type="float">
            <text:p>13.54154009115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20116604499" calcext:value-type="float">
            <text:p>12.2011660449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993465429734" calcext:value-type="float">
            <text:p>10.99346542973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.9053059116732" calcext:value-type="float">
            <text:p>9.905305911673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9248550269199" calcext:value-type="float">
            <text:p>8.92485502691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0414515171781" calcext:value-type="float">
            <text:p>8.041451517178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245489401013" calcext:value-type="float">
            <text:p>7.24548940101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5283135200216" calcext:value-type="float">
            <text:p>6.528313520021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8821254240933" calcext:value-type="float">
            <text:p>5.882125424093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2998985723727" calcext:value-type="float">
            <text:p>5.29989857237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7753019278348" calcext:value-type="float">
            <text:p>4.775301927834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3026311146505" calcext:value-type="float">
            <text:p>4.302631114650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8767463897623" calcext:value-type="float">
            <text:p>3.876746389762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4930167541812" calcext:value-type="float">
            <text:p>3.493016754181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1472695962808" calcext:value-type="float">
            <text:p>3.14726959628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8357453195197" calcext:value-type="float">
            <text:p>2.835745319519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5550564612199" calcext:value-type="float">
            <text:p>2.555056461219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3021508578659" calcext:value-type="float">
            <text:p>2.302150857865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0742784563917" calcext:value-type="float">
            <text:p>2.074278456391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868961410565" calcext:value-type="float">
            <text:p>1.86896141056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683967137304" calcext:value-type="float">
            <text:p>1.68396713730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5172840399431" calcext:value-type="float">
            <text:p>1.517284039943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3670996344689" calcext:value-type="float">
            <text:p>1.367099634468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2317808408735" calcext:value-type="float">
            <text:p>1.231780840873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1098562253164" calcext:value-type="float">
            <text:p>1.109856225316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shapes>
          <draw:frame draw:z-index="0" draw:style-name="gr2" draw:text-style-name="P3" svg:width="159.99mm" svg:height="89.99mm" svg:x="211.08mm" svg:y="29.13mm">
            <draw:object draw:notify-on-update-of-ranges="Sheet3.A1:Sheet3.A51 Sheet3.B1:Sheet3.B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2" draw:text-style-name="P3" svg:width="159.99mm" svg:height="89.99mm" svg:x="113.89mm" svg:y="217.75mm">
            <draw:object draw:notify-on-update-of-ranges="Sheet3.D10:Sheet3.D80 Sheet3.E10:Sheet3.E8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245136330768" calcext:value-type="float">
            <text:p>0.712451363307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.635171016562" calcext:value-type="float">
            <text:p>73.63517101656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39889072975" calcext:value-type="float">
            <text:p>0.97398890729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.142151245642" calcext:value-type="float">
            <text:p>19.14215124564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315355443514" calcext:value-type="float">
            <text:p>1.33153554435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.7878633581535" calcext:value-type="float">
            <text:p>9.787863358153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203356261358" calcext:value-type="float">
            <text:p>1.82033562613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.6914249265813" calcext:value-type="float">
            <text:p>6.691424926581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885714082317" calcext:value-type="float">
            <text:p>2.48857140823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3771669191519" calcext:value-type="float">
            <text:p>5.377166919151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0211237389" calcext:value-type="float">
            <text:p>3.402112373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7646532737687" calcext:value-type="float">
            <text:p>4.764653273768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6510079060225" calcext:value-type="float">
            <text:p>4.65100790602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.4773804948929" calcext:value-type="float">
            <text:p>4.477380494892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358363189378" calcext:value-type="float">
            <text:p>6.3583631893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3494101378521" calcext:value-type="float">
            <text:p>4.349410137852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6924730414446" calcext:value-type="float">
            <text:p>8.69247304144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2973506270707" calcext:value-type="float">
            <text:p>4.297350627070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883409316739" calcext:value-type="float">
            <text:p>11.88340931673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.2784890681602" calcext:value-type="float">
            <text:p>4.278489068160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245696161216" calcext:value-type="float">
            <text:p>16.2456961612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2724864265331" calcext:value-type="float">
            <text:p>4.272486426533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20930679892" calcext:value-type="float">
            <text:p>22.209306798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.2708119619854" calcext:value-type="float">
            <text:p>4.270811961985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.362034516573" calcext:value-type="float">
            <text:p>30.3620345165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.2703890062255" calcext:value-type="float">
            <text:p>4.270389006225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.507409279519" calcext:value-type="float">
            <text:p>41.5074092795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2702701522216" calcext:value-type="float">
            <text:p>4.270270152221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.743859265419" calcext:value-type="float">
            <text:p>56.7438592654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.2702048246233" calcext:value-type="float">
            <text:p>4.2702048246233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.572902316196" calcext:value-type="float">
            <text:p>77.57290231619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270133135061" calcext:value-type="float">
            <text:p>4.27013313506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6.0469980606" calcext:value-type="float">
            <text:p>106.046998060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2700378653599" calcext:value-type="float">
            <text:p>4.270037865359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.97157137786" calcext:value-type="float">
            <text:p>144.971571377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269907991332" calcext:value-type="float">
            <text:p>4.26990799133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8.18100248409" calcext:value-type="float">
            <text:p>198.1810024840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2697304946412" calcext:value-type="float">
            <text:p>4.269730494641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.91556687206" calcext:value-type="float">
            <text:p>270.9155668720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.2694878673226" calcext:value-type="float">
            <text:p>4.2694878673226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0.33606657502" calcext:value-type="float">
            <text:p>370.3360665750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.2691562172106" calcext:value-type="float">
            <text:p>4.269156217210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6.22610705775" calcext:value-type="float">
            <text:p>506.2261070577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.2687029026171" calcext:value-type="float">
            <text:p>4.2687029026171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1.94979917356" calcext:value-type="float">
            <text:p>691.949799173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268083332921" calcext:value-type="float">
            <text:p>4.26808333292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5.75659046867" calcext:value-type="float">
            <text:p>945.756590468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.2672366108984" calcext:value-type="float">
            <text:p>4.267236610898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92.5568110255" calcext:value-type="float">
            <text:p>1292.556811025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.2660796007271" calcext:value-type="float">
            <text:p>4.2660796007271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66.3335656041" calcext:value-type="float">
            <text:p>1766.333565604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.2644988652326" calcext:value-type="float">
            <text:p>4.264498865232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13.4112301417" calcext:value-type="float">
            <text:p>2413.411230141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2623397305838" calcext:value-type="float">
            <text:p>4.262339730583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96.8702005174" calcext:value-type="float">
            <text:p>3296.870200517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.25939149904" calcext:value-type="float">
            <text:p>4.25939149904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02.482637609" calcext:value-type="float">
            <text:p>4502.48263760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.2553675349788" calcext:value-type="float">
            <text:p>4.2553675349788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46.6423369723" calcext:value-type="float">
            <text:p>6146.64233697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56110784408358" calcext:value-type="float">
            <text:p>0.5611078440835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07.3104385342" calcext:value-type="float">
            <text:p>1107.310438534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8954333669194" calcext:value-type="float">
            <text:p>0.38954333669194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7.37814692665" calcext:value-type="float">
            <text:p>997.3781469266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30340790689505" calcext:value-type="float">
            <text:p>0.30340790689505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98.35982640601" calcext:value-type="float">
            <text:p>898.3598264060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26371730794685" calcext:value-type="float">
            <text:p>0.26371730794685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9.17194224286" calcext:value-type="float">
            <text:p>809.1719422428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25307493797172" calcext:value-type="float">
            <text:p>0.2530749379717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28.83853340354" calcext:value-type="float">
            <text:p>728.8385334035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26465540305744" calcext:value-type="float">
            <text:p>0.26465540305744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56.48053255147" calcext:value-type="float">
            <text:p>656.480532551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29610310742309" calcext:value-type="float">
            <text:p>0.29610310742309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1.30614634746" calcext:value-type="float">
            <text:p>591.3061463474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34518171239353" calcext:value-type="float">
            <text:p>0.34518171239353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2.60219079465" calcext:value-type="float">
            <text:p>532.6021907946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40542800146075" calcext:value-type="float">
            <text:p>0.40542800146075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9.72628681851" calcext:value-type="float">
            <text:p>479.7262868185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46450616782025" calcext:value-type="float">
            <text:p>0.46450616782025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2.099830681" calcext:value-type="float">
            <text:p>432.09983068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50983516669015" calcext:value-type="float">
            <text:p>0.50983516669015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9.20166230482" calcext:value-type="float">
            <text:p>389.2016623048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53695268399198" calcext:value-type="float">
            <text:p>0.5369526839919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0.56236221904" calcext:value-type="float">
            <text:p>350.5623622190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4986640757146" calcext:value-type="float">
            <text:p>0.54986640757146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5.75911471551" calcext:value-type="float">
            <text:p>315.7591147155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55490603611581" calcext:value-type="float">
            <text:p>0.5549060361158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4.41108100167" calcext:value-type="float">
            <text:p>284.411081001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55655433590294" calcext:value-type="float">
            <text:p>0.55655433590294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6.17523171542" calcext:value-type="float">
            <text:p>256.1752317154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55701160621107" calcext:value-type="float">
            <text:p>0.55701160621107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0.74259319559" calcext:value-type="float">
            <text:p>230.7425931955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55711969739797" calcext:value-type="float">
            <text:p>0.55711969739797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7.83486642852" calcext:value-type="float">
            <text:p>207.8348664285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55714150459144" calcext:value-type="float">
            <text:p>0.55714150459144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7.20138167062" calcext:value-type="float">
            <text:p>187.2013816706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5571452828682" calcext:value-type="float">
            <text:p>0.5571452828682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8.61635541965" calcext:value-type="float">
            <text:p>168.6163554196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55714587199823" calcext:value-type="float">
            <text:p>0.55714587199823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1.87641971671" calcext:value-type="float">
            <text:p>151.87641971671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Hiragino Mincho ProN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6:06:35.276713181</meta:creation-date>
    <dc:date>2020-05-23T22:44:12.830734809</dc:date>
    <meta:editing-duration>P1DT5H10M58S</meta:editing-duration>
    <meta:editing-cycles>4</meta:editing-cycles>
    <meta:generator>LibreOffice/6.2.8.2$MacOSX_X86_64 LibreOffice_project/f82ddfca21ebc1e222a662a32b25c0c9d20169ee</meta:generator>
    <meta:document-statistic meta:table-count="3" meta:cell-count="58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1.A1:Sheet1.B15" svg:x="0.32cm" svg:y="0.18cm" svg:width="12.46cm" svg:height="8.64cm">
          <chartooo:coordinate-region svg:x="1.26cm" svg:y="0.379cm" svg:width="11.321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5" chart:class="chart:scatter">
            <chart:domain table:cell-range-address="Sheet1.A1:Sheet1.A15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5</svg:desc>
                </draw:g>
              </table:table-cell>
              <table:table-cell office:value-type="float" office:value="0">
                <text:p>0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856579">
                <text:p>0.01856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7225408">
                <text:p>0.07225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27564">
                <text:p>0.127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651393">
                <text:p>0.1651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74422">
                <text:p>0.174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560704">
                <text:p>0.1560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201774">
                <text:p>0.1201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8017221">
                <text:p>0.08017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4645045">
                <text:p>0.04645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337892">
                <text:p>0.02337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021168">
                <text:p>0.01021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3864299">
                <text:p>0.0038642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1264231">
                <text:p>0.001264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03567299">
                <text:p>0.0003567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2.A1:Sheet2.B81" svg:x="0.32cm" svg:y="0.18cm" svg:width="12.46cm" svg:height="8.64cm">
          <chartooo:coordinate-region svg:x="1.162cm" svg:y="0.379cm" svg:width="11.42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81" chart:class="chart:scatter">
            <chart:domain table:cell-range-address="Sheet2.A1:Sheet2.A81"/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81</svg:desc>
                </draw:g>
              </table:table-cell>
              <table:table-cell office:value-type="float" office:value="1">
                <text:p>1</text:p>
                <draw:g>
                  <svg:desc>Sheet2.B1:Sheet2.B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3670996344689">
                <text:p>1.3670996344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868961410565">
                <text:p>1.868961410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550564612199">
                <text:p>2.5550564612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4930167541811">
                <text:p>3.4930167541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7753019278348">
                <text:p>4.7753019278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5283135200216">
                <text:p>6.5283135200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9248550269199">
                <text:p>8.9248550269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20116604499">
                <text:p>12.20116604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.6802096402">
                <text:p>16.68020964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2.803508501983">
                <text:p>22.803508501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1.174668137669">
                <text:p>31.174668137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2.618877415697">
                <text:p>42.618877415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8.264251736474">
                <text:p>58.264251736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9.653037251538">
                <text:p>79.6530372515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8.89363811092">
                <text:p>108.89363811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8.86845285742">
                <text:p>148.868452857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3.51800748533">
                <text:p>203.518007485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8.22939364104">
                <text:p>278.22939364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80.36730234517">
                <text:p>380.367302345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68.52915552352">
                <text:p>468.529155523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22.15301841458">
                <text:p>422.153018414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80.36730234517">
                <text:p>380.367302345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42.71763645488">
                <text:p>342.71763645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08.79462459851">
                <text:p>308.794624598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8.22939364104">
                <text:p>278.229393641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0.68958239318">
                <text:p>250.689582393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25.87572757158">
                <text:p>225.87572757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03.51800748533">
                <text:p>203.518007485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3.37330804025">
                <text:p>183.37330804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5.22257915703">
                <text:p>165.222579157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48.86845285742">
                <text:p>148.868452857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4.13309711804">
                <text:p>134.133097118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0.85628215475">
                <text:p>120.85628215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8.89363811092">
                <text:p>108.893638110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8.115085203829">
                <text:p>98.1150852038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8.403419258977">
                <text:p>88.403419258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9.653037251538">
                <text:p>79.6530372515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1.76878899682">
                <text:p>71.76878899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4.664942503126">
                <text:p>64.6649425031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8.264251736474">
                <text:p>58.2642517364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.497116660192">
                <text:p>52.497116660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7.300826415807">
                <text:p>47.300826415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2.618877415697">
                <text:p>42.6188774156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8.400358932571">
                <text:p>38.4003589325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4.599399504764">
                <text:p>34.599399504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1.174668137669">
                <text:p>31.1746681376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8.088924877439">
                <text:p>28.0889248774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5.30861586998">
                <text:p>25.30861586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2.803508501983">
                <text:p>22.8035085019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0.546362656553">
                <text:p>20.5463626565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8.512634508759">
                <text:p>18.5126345087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6.680209640201">
                <text:p>16.6802096402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5.029162570535">
                <text:p>15.0291625705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.541540091151">
                <text:p>13.5415400911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.20116604499">
                <text:p>12.201166044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.993465429734">
                <text:p>10.9934654297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9.9053059116732">
                <text:p>9.90530591167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.9248550269199">
                <text:p>8.92485502691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.0414515171781">
                <text:p>8.0414515171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.245489401013">
                <text:p>7.2454894010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.5283135200216">
                <text:p>6.52831352002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5.8821254240933">
                <text:p>5.88212542409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.2998985723727">
                <text:p>5.29989857237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.7753019278348">
                <text:p>4.77530192783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.3026311146505">
                <text:p>4.30263111465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.8767463897623">
                <text:p>3.87674638976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.4930167541812">
                <text:p>3.49301675418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.1472695962808">
                <text:p>3.1472695962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8357453195197">
                <text:p>2.83574531951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5550564612199">
                <text:p>2.55505646121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3021508578659">
                <text:p>2.30215085786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0742784563917">
                <text:p>2.07427845639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.868961410565">
                <text:p>1.8689614105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.683967137304">
                <text:p>1.683967137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5172840399431">
                <text:p>1.51728403994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3670996344689">
                <text:p>1.36709963446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2317808408735">
                <text:p>1.23178084087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1098562253164">
                <text:p>1.10985622531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2.D10:Sheet2.E80" svg:x="0.32cm" svg:y="0.18cm" svg:width="12.46cm" svg:height="8.64cm">
          <chartooo:coordinate-region svg:x="1.063cm" svg:y="0.378cm" svg:width="11.519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E10:Sheet2.E80" chart:class="chart:scatter">
            <chart:domain table:cell-range-address="Sheet2.D10:Sheet2.D80"/>
            <chart:data-point chart:repeated="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D10:Sheet2.D80</svg:desc>
                </draw:g>
              </table:table-cell>
              <table:table-cell office:value-type="float" office:value="4.297430278765">
                <text:p>4.297430278765</text:p>
                <draw:g>
                  <svg:desc>Sheet2.E10:Sheet2.E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4.2785794132978">
                <text:p>4.2785794132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.2725913483473">
                <text:p>4.2725913483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4.2709367856068">
                <text:p>4.2709367856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4.2705410271909">
                <text:p>4.2705410271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.2704593511451">
                <text:p>4.2704593511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4.2704448477259">
                <text:p>4.2704448477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4.2704426376427">
                <text:p>4.2704426376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4.2704423493921">
                <text:p>4.2704423493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4.2704423172984">
                <text:p>4.27044231729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.270442314256">
                <text:p>4.270442314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2.8145305701438">
                <text:p>2.8145305701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.8923956090437">
                <text:p>1.8923956090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.3421345147095">
                <text:p>1.3421345147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.0166812806135">
                <text:p>1.0166812806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.8224574419171">
                <text:p>0.8224574419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70603524055259">
                <text:p>0.706035240552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0.63707410594444">
                <text:p>0.6370741059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0.59760324906016">
                <text:p>0.59760324906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0.57630877232852">
                <text:p>0.57630877232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0.56573839704286">
                <text:p>0.5657383970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0.561010351358">
                <text:p>0.561010351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0.55913521985618">
                <text:p>0.559135219856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0.55848328508574">
                <text:p>0.558483285085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0.55828609499071">
                <text:p>0.558286094990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0.55823447849218">
                <text:p>0.558234478492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0.55822283263462">
                <text:p>0.558222832634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0.5582205755817">
                <text:p>0.55822057558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0.55822020102339">
                <text:p>0.558220201023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0.55822014796141">
                <text:p>0.558220147961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.55822014156327">
                <text:p>0.558220141563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0.55822014090851">
                <text:p>0.558220140908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0.5582201408518">
                <text:p>0.55822014085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0.55822014084765">
                <text:p>0.55822014084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0.5582201408474">
                <text:p>0.55822014084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">
                <text:p>52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">
                <text:p>58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">
                <text:p>62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">
                <text:p>64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">
                <text:p>67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">
                <text:p>68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0.55822014084738">
                <text:p>0.558220140847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3.A1:Sheet3.B51" svg:x="0.32cm" svg:y="0.18cm" svg:width="12.46cm" svg:height="8.64cm">
          <chartooo:coordinate-region svg:x="1.359cm" svg:y="0.378cm" svg:width="11.22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1:Sheet3.B51" chart:class="chart:scatter">
            <chart:domain table:cell-range-address="Sheet3.A1:Sheet3.A51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1:Sheet3.A51</svg:desc>
                </draw:g>
              </table:table-cell>
              <table:table-cell office:value-type="float" office:value="0">
                <text:p>0</text:p>
                <draw:g>
                  <svg:desc>Sheet3.B1:Sheet3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1245136330768">
                <text:p>0.71245136330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739889072975">
                <text:p>0.9739889072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3315355443514">
                <text:p>1.3315355443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8203356261358">
                <text:p>1.8203356261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4885714082317">
                <text:p>2.4885714082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40211237389">
                <text:p>3.40211237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6510079060225">
                <text:p>4.6510079060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358363189378">
                <text:p>6.358363189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.6924730414446">
                <text:p>8.6924730414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.883409316739">
                <text:p>11.883409316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.245696161216">
                <text:p>16.245696161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2.20930679892">
                <text:p>22.20930679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0.362034516573">
                <text:p>30.362034516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1.507409279519">
                <text:p>41.5074092795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6.743859265419">
                <text:p>56.7438592654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7.572902316196">
                <text:p>77.572902316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6.0469980606">
                <text:p>106.04699806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44.97157137786">
                <text:p>144.971571377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8.18100248409">
                <text:p>198.181002484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70.91556687206">
                <text:p>270.91556687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70.33606657502">
                <text:p>370.33606657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6.22610705775">
                <text:p>506.22610705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91.94979917356">
                <text:p>691.94979917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45.75659046867">
                <text:p>945.756590468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292.5568110255">
                <text:p>1292.5568110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766.3335656041">
                <text:p>1766.33356560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413.4112301417">
                <text:p>2413.41123014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296.8702005174">
                <text:p>3296.87020051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502.482637609">
                <text:p>4502.4826376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146.6423369723">
                <text:p>6146.6423369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107.3104385342">
                <text:p>1107.31043853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97.37814692665">
                <text:p>997.378146926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98.35982640601">
                <text:p>898.359826406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09.17194224286">
                <text:p>809.1719422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728.83853340354">
                <text:p>728.838533403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56.48053255147">
                <text:p>656.480532551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91.30614634746">
                <text:p>591.306146347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32.60219079465">
                <text:p>532.602190794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79.72628681851">
                <text:p>479.726286818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32.099830681">
                <text:p>432.0998306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89.20166230482">
                <text:p>389.201662304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50.56236221904">
                <text:p>350.562362219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15.75911471551">
                <text:p>315.759114715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84.41108100167">
                <text:p>284.41108100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56.17523171542">
                <text:p>256.175231715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30.74259319559">
                <text:p>230.742593195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07.83486642852">
                <text:p>207.834866428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87.20138167062">
                <text:p>187.201381670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68.61635541965">
                <text:p>168.616355419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51.87641971671">
                <text:p>151.876419716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3.D10:Sheet3.E80" svg:x="0.32cm" svg:y="0.18cm" svg:width="12.46cm" svg:height="8.64cm">
          <chartooo:coordinate-region svg:x="1.063cm" svg:y="0.378cm" svg:width="11.51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E10:Sheet3.E80" chart:class="chart:scatter">
            <chart:domain table:cell-range-address="Sheet3.D10:Sheet3.D80"/>
            <chart:data-point chart:repeated="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3.D10:Sheet3.D80</svg:desc>
                </draw:g>
              </table:table-cell>
              <table:table-cell office:value-type="float" office:value="4.2973506270707">
                <text:p>4.2973506270707</text:p>
                <draw:g>
                  <svg:desc>Sheet3.E10:Sheet3.E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4.2784890681602">
                <text:p>4.2784890681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.2724864265331">
                <text:p>4.2724864265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4.2708119619854">
                <text:p>4.2708119619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4.2703890062255">
                <text:p>4.2703890062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.2702701522216">
                <text:p>4.2702701522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4.2702048246233">
                <text:p>4.27020482462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4.270133135061">
                <text:p>4.270133135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4.2700378653599">
                <text:p>4.2700378653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4.269907991332">
                <text:p>4.269907991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.2697304946412">
                <text:p>4.2697304946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4.2694878673226">
                <text:p>4.2694878673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4.2691562172106">
                <text:p>4.2691562172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4.2687029026171">
                <text:p>4.26870290261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.268083332921">
                <text:p>4.268083332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4.2672366108984">
                <text:p>4.26723661089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4.2660796007271">
                <text:p>4.26607960072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4.2644988652326">
                <text:p>4.26449886523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4.2623397305838">
                <text:p>4.26233973058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.25939149904">
                <text:p>4.259391499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4.2553675349788">
                <text:p>4.2553675349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0.56110784408358">
                <text:p>0.56110784408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0.38954333669194">
                <text:p>0.389543336691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0.30340790689505">
                <text:p>0.30340790689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0.26371730794685">
                <text:p>0.263717307946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0.25307493797172">
                <text:p>0.253074937971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0.26465540305744">
                <text:p>0.26465540305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0.29610310742309">
                <text:p>0.296103107423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0.34518171239353">
                <text:p>0.345181712393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0.40542800146075">
                <text:p>0.40542800146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.46450616782025">
                <text:p>0.46450616782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0.50983516669015">
                <text:p>0.50983516669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0.53695268399198">
                <text:p>0.536952683991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0.54986640757146">
                <text:p>0.54986640757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0.55490603611581">
                <text:p>0.554906036115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0.55655433590294">
                <text:p>0.556554335902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0.55701160621107">
                <text:p>0.557011606211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0.55711969739797">
                <text:p>0.557119697397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0.55714150459144">
                <text:p>0.557141504591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0.5571452828682">
                <text:p>0.5571452828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.55714587199823">
                <text:p>0.557145871998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